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itstream Charter" svg:font-family="'Bitstream Charter'" style:font-adornments="Bold" style:font-family-generic="roman" style:font-pitch="variable"/>
    <style:font-face style:name="DejaVu Sans" svg:font-family="'DejaVu Sans'" style:font-family-generic="system" style:font-pitch="variable"/>
    <style:font-face style:name="Gentium" svg:font-family="Gentiu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heMixBlack" svg:font-family="TheMixBlack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heMixBlack" fo:font-size="18pt" officeooo:paragraph-rsid="000f33d0" fo:background-color="#ffb515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TheMixBlack" fo:font-size="140pt" officeooo:rsid="000f33d0" officeooo:paragraph-rsid="000f33d0" fo:background-color="#ff0000" style:font-size-asian="140pt" style:font-size-complex="140pt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8pt" officeooo:paragraph-rsid="000f33d0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Bitstream Charter" fo:font-size="18pt" officeooo:rsid="000f33d0" officeooo:paragraph-rsid="000f33d0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Bitstream Charter" fo:font-size="18pt" officeooo:paragraph-rsid="000f33d0" fo:background-color="transparent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Bitstream Charter" fo:font-size="18pt" officeooo:paragraph-rsid="000ff193" fo:background-color="#00ff00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Bitstream Charter" fo:font-size="18pt" officeooo:paragraph-rsid="000ff193" fo:background-color="#ffffff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Bitstream Charter" fo:font-size="18pt" officeooo:paragraph-rsid="00104508" fo:background-color="#ffffff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Bitstream Charter" fo:font-size="18pt" officeooo:rsid="00104508" officeooo:paragraph-rsid="00104508" fo:background-color="#ffffff" style:font-size-asian="15.75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Gentium" fo:font-size="72pt" officeooo:rsid="000f33d0" officeooo:paragraph-rsid="000f33d0" style:font-size-asian="72pt" style:font-size-complex="72pt"/>
    </style:style>
    <style:style style:name="P11" style:family="paragraph" style:parent-style-name="Standard">
      <style:paragraph-properties fo:text-align="center" style:justify-single-word="false"/>
      <style:text-properties style:font-name="TheMixBlack" fo:font-size="120pt" officeooo:rsid="000f33d0" officeooo:paragraph-rsid="0015adbf" fo:background-color="#ffb515" style:font-size-asian="120pt" style:font-size-complex="120pt"/>
    </style:style>
    <style:style style:name="P12" style:family="paragraph" style:parent-style-name="Standard">
      <style:paragraph-properties fo:text-align="center" style:justify-single-word="false"/>
      <style:text-properties style:font-name="TheMixBlack" fo:font-size="120pt" officeooo:paragraph-rsid="00104508" fo:background-color="#ffffff" style:font-size-asian="120pt" style:font-size-complex="120pt"/>
    </style:style>
    <style:style style:name="P13" style:family="paragraph" style:parent-style-name="Standard">
      <style:paragraph-properties fo:text-align="center" style:justify-single-word="false"/>
      <style:text-properties style:font-name="TheMixBlack" fo:font-size="120pt" officeooo:paragraph-rsid="000ff193" fo:background-color="#00ff00" style:font-size-asian="120pt" style:font-size-complex="120pt"/>
    </style:style>
    <style:style style:name="P14" style:family="paragraph" style:parent-style-name="Standard">
      <style:paragraph-properties fo:text-align="center" style:justify-single-word="false"/>
      <style:text-properties style:font-name="TheMixBlack" fo:font-size="18pt" officeooo:paragraph-rsid="0015adbf" fo:background-color="#ffb515" style:font-size-asian="15.75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TheMixBlack" fo:font-size="80pt" officeooo:paragraph-rsid="0019ea35" fo:background-color="#6b5e9b" style:font-size-asian="80pt" style:font-size-complex="80pt"/>
    </style:style>
    <style:style style:name="P16" style:family="paragraph" style:parent-style-name="Standard">
      <style:paragraph-properties fo:text-align="center" style:justify-single-word="false"/>
      <style:text-properties style:font-name="TheMixBlack" fo:font-size="72pt" officeooo:rsid="000f33d0" officeooo:paragraph-rsid="000f33d0" fo:background-color="#ffb515" style:font-size-asian="72pt" style:font-size-complex="72pt"/>
    </style:style>
    <style:style style:name="P17" style:family="paragraph" style:parent-style-name="Standard">
      <style:paragraph-properties fo:text-align="center" style:justify-single-word="false"/>
      <style:text-properties style:font-name="Bitstream Charter" fo:font-size="18pt" officeooo:paragraph-rsid="000f33d0" fo:background-color="transparent" style:font-size-asian="15.75pt" style:font-size-complex="18pt"/>
    </style:style>
    <style:style style:name="P18" style:family="paragraph" style:parent-style-name="Standard">
      <style:paragraph-properties fo:text-align="center" style:justify-single-word="false"/>
      <style:text-properties style:font-name="Bitstream Charter" fo:font-size="18pt" officeooo:paragraph-rsid="0015adbf" fo:background-color="transparent" style:font-size-asian="15.75pt" style:font-size-complex="18pt"/>
    </style:style>
    <style:style style:name="P19" style:family="paragraph" style:parent-style-name="Standard">
      <style:paragraph-properties fo:text-align="center" style:justify-single-word="false"/>
      <style:text-properties style:font-name="Bitstream Charter" fo:font-size="18pt" officeooo:rsid="00104508" officeooo:paragraph-rsid="00104508" fo:background-color="#ffffff" style:font-size-asian="15.75pt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Bitstream Charter" fo:font-size="18pt" officeooo:rsid="00104508" officeooo:paragraph-rsid="0019ea35" fo:background-color="#ffffff" style:font-size-asian="15.75pt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Bitstream Charter" fo:font-size="18pt" officeooo:paragraph-rsid="0019ea35" fo:background-color="#ffffff" style:font-size-asian="15.75pt" style:font-size-complex="18pt"/>
    </style:style>
    <style:style style:name="P22" style:family="paragraph" style:parent-style-name="Standard">
      <style:paragraph-properties fo:text-align="center" style:justify-single-word="false"/>
      <style:text-properties officeooo:paragraph-rsid="00170c10"/>
    </style:style>
    <style:style style:name="P23" style:family="paragraph" style:parent-style-name="Standard">
      <style:paragraph-properties fo:text-align="center" style:justify-single-word="false"/>
      <style:text-properties style:font-name="Gentium" fo:font-size="72pt" officeooo:rsid="000f33d0" officeooo:paragraph-rsid="0015adbf" style:font-size-asian="72pt" style:font-size-complex="72pt"/>
    </style:style>
    <style:style style:name="P24" style:family="paragraph" style:parent-style-name="Standard">
      <style:paragraph-properties fo:text-align="center" style:justify-single-word="false"/>
      <style:text-properties style:font-name="Gentium" fo:font-size="72pt" officeooo:paragraph-rsid="000ff193" fo:background-color="#ffffff" style:font-size-asian="72pt" style:font-size-complex="72pt"/>
    </style:style>
    <style:style style:name="P25" style:family="paragraph" style:parent-style-name="Standard">
      <style:paragraph-properties fo:text-align="center" style:justify-single-word="false"/>
      <style:text-properties style:font-name="Gentium" fo:font-size="72pt" officeooo:paragraph-rsid="00104508" fo:background-color="#ffffff" style:font-size-asian="72pt" style:font-size-complex="72pt"/>
    </style:style>
    <style:style style:name="P26" style:family="paragraph" style:parent-style-name="Standard">
      <style:paragraph-properties fo:text-align="center" style:justify-single-word="false"/>
      <style:text-properties style:font-name="Gentium" fo:font-size="72pt" officeooo:paragraph-rsid="0019ea35" fo:background-color="#ffffff" style:font-size-asian="72pt" style:font-size-complex="72pt"/>
    </style:style>
    <style:style style:name="T1" style:family="text">
      <style:text-properties officeooo:rsid="000f33d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33d0" style:font-weight-asian="bold" style:font-weight-complex="bold"/>
    </style:style>
    <style:style style:name="T4" style:family="text">
      <style:text-properties fo:font-weight="bold" officeooo:rsid="00104508" style:font-weight-asian="bold" style:font-weight-complex="bold"/>
    </style:style>
    <style:style style:name="T5" style:family="text">
      <style:text-properties officeooo:rsid="000ff193"/>
    </style:style>
    <style:style style:name="T6" style:family="text">
      <style:text-properties officeooo:rsid="00104508"/>
    </style:style>
    <style:style style:name="T7" style:family="text">
      <style:text-properties officeooo:rsid="0015adbf"/>
    </style:style>
    <style:style style:name="T8" style:family="text">
      <style:text-properties style:font-name="Bitstream Charter" fo:font-size="18pt" fo:font-weight="bold" fo:background-color="transparent" loext:char-shading-value="0" style:font-size-asian="15.75pt" style:font-weight-asian="bold" style:font-size-complex="18pt" style:font-weight-complex="bold"/>
    </style:style>
    <style:style style:name="T9" style:family="text">
      <style:text-properties style:font-name="Bitstream Charter" fo:font-size="18pt" fo:background-color="transparent" loext:char-shading-value="0" style:font-size-asian="15.75pt" style:font-size-complex="18pt"/>
    </style:style>
    <style:style style:name="T10" style:family="text">
      <style:text-properties style:font-name="Bitstream Charter" fo:font-size="18pt" fo:background-color="transparent" loext:char-shading-value="0" style:font-size-asian="18pt" style:font-size-complex="18pt"/>
    </style:style>
    <style:style style:name="T11" style:family="text">
      <style:text-properties style:font-name="Bitstream Charter" fo:font-size="18pt" officeooo:rsid="00170c10" fo:background-color="transparent" loext:char-shading-value="0" style:font-size-asian="18pt" style:font-size-complex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officeooo:rsid="001890ae"/>
    </style:style>
    <style:style style:name="T14" style:family="text">
      <style:text-properties officeooo:rsid="0019ea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his meeting is classified as</text:p>
      <text:p text:style-name="P2">TLP:RED</text:p>
      <text:p text:style-name="P4"/>
      <text:p text:style-name="P3"><text:span text:style-name="T3">Sources</text:span><text:span text:style-name="T1"> may use TLP:RED when information cannot be effectively acted upon by additional parties, and could lead to impacts on a party's privacy, reputation, or operations if misused. </text:span></text:p>
      <text:p text:style-name="P4"/>
      <text:p text:style-name="P3"><text:span text:style-name="T3">Recipients</text:span><text:span text:style-name="T1"> may not share TLP:RED information with any parties outside of the specific exchange, meeting, or conversation in which it is originally disclosed.</text:span></text:p>
      <text:p text:style-name="P10"><text:soft-page-break/>This meeting is classified as</text:p>
      <text:p text:style-name="P16">TLP:AMBER<text:span text:style-name="T7">+STRICT</text:span></text:p>
      <text:p text:style-name="P1"/>
      <text:p text:style-name="P5"><text:span text:style-name="T2">Sources</text:span> may use TLP:AMBER<text:span text:style-name="T13">+STRICT</text:span> when information requires support to be effectively acted upon, but carries risks to privacy, reputation, or operations if shared outside of the organizations involved. </text:p>
      <text:p text:style-name="P5"/>
      <text:p text:style-name="P5"><text:span text:style-name="T2">Recipients </text:span>may only share TLP:AMBER<text:span text:style-name="T13">+STRICT</text:span> information with members of their own organization who need to know, and only as widely as necessary to act on that information.</text:p>
      <text:p text:style-name="P23"><text:soft-page-break/>This meeting is classified as</text:p>
      <text:p text:style-name="P11">TLP:AMBER</text:p>
      <text:p text:style-name="P14"/>
      <text:p text:style-name="P18"><text:span text:style-name="T2">Sources</text:span> may use TLP:AMBER when information requires support to be effectively acted upon, but carries risks to privacy, reputation, or operations if shared outside of the organizations involved. </text:p>
      <text:p text:style-name="P18"/>
      <text:p text:style-name="P22"><text:span text:style-name="T8">Recipients </text:span><text:span text:style-name="T9">may only share TLP:AMBER information with members of their own organization</text:span><text:span text:style-name="T10"> </text:span><text:span text:style-name="T11">and its clients</text:span><text:span text:style-name="T12">,</text:span> <text:span text:style-name="T9"><text:s/>who need to know, and only as widely as necessary to act on that information.</text:span></text:p>
      <text:p text:style-name="P24"><text:soft-page-break/><text:span text:style-name="T1">This meeting is classified as</text:span></text:p>
      <text:p text:style-name="P13"><text:span text:style-name="T1">TLP:</text:span><text:span text:style-name="T5">GREEN</text:span></text:p>
      <text:p text:style-name="P6"/>
      <text:p text:style-name="P7"><text:span text:style-name="T2">Sources</text:span> may use TLP:GREEN when information is useful for the awareness of all participating organizations as well as with peers within the broader community or sector. </text:p>
      <text:p text:style-name="P7"/>
      <text:p text:style-name="P7"><text:span text:style-name="T2">Recipients</text:span> may share TLP:GREEN information with peers and partner organizations within their sector or community, but not via publicly accessible channels.</text:p>
      <text:p text:style-name="P25"><text:soft-page-break/><text:span text:style-name="T1">This meeting is classified as</text:span></text:p>
      <text:p text:style-name="P12"><text:span text:style-name="T1">TLP:</text:span><text:span text:style-name="T7">CLEAR</text:span></text:p>
      <text:p text:style-name="P8"><text:span text:style-name="T4">Sources</text:span><text:span text:style-name="T6"> may use TLP:</text:span><text:span text:style-name="T7">CLEAR</text:span><text:span text:style-name="T6"> when information carries minimal or no foreseeable risk of misuse, in accordance with applicable rules and procedures for public release. </text:span></text:p>
      <text:p text:style-name="P9"/>
      <text:p text:style-name="P9"/>
      <text:p text:style-name="P9">TLP:<text:span text:style-name="T7">CLEAR</text:span> information may be distributed without restriction, subject to copyright controls.</text:p>
      <text:p text:style-name="P9"/>
      <text:p text:style-name="P26"><text:soft-page-break/><text:span text:style-name="T1">This meeting is classified as</text:span></text:p>
      <text:p text:style-name="P15"><text:span text:style-name="T1">TLP:</text:span><text:span text:style-name="T14">UN</text:span><text:span text:style-name="T7">CLEAR</text:span></text:p>
      <text:p text:style-name="P21"><text:span text:style-name="T4">Sources</text:span><text:span text:style-name="T6"> </text:span><text:span text:style-name="T14">don’t know the actual TLP classification to be used in this meeting. </text:span></text:p>
      <text:p text:style-name="P20"/>
      <text:p text:style-name="P20"/>
      <text:p text:style-name="P20">TLP:<text:span text:style-name="T14">UNCLEAR</text:span> information <text:span text:style-name="T14">is used in a meeting when so many people had their own opinion about what can or cannot be shared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itstream Charter" svg:font-family="'Bitstream Charter'" style:font-adornments="Bold" style:font-family-generic="roman" style:font-pitch="variable"/>
    <style:font-face style:name="DejaVu Sans" svg:font-family="'DejaVu Sans'" style:font-family-generic="system" style:font-pitch="variable"/>
    <style:font-face style:name="Gentium" svg:font-family="Gentiu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heMixBlack" svg:font-family="TheMixBlack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re Dulaunoy</meta:initial-creator>
    <meta:creation-date>2012-12-10T11:32:57</meta:creation-date>
    <dc:date>2024-02-25T20:13:38.555026053</dc:date>
    <meta:editing-duration>PT53M49S</meta:editing-duration>
    <meta:editing-cycles>12</meta:editing-cycles>
    <meta:generator>LibreOffice/7.3.7.2$Linux_X86_64 LibreOffice_project/30$Build-2</meta:generator>
    <meta:printed-by>Alexandre Dulaunoy</meta:printed-by>
    <meta:print-date>2012-12-10T11:59:32</meta:print-date>
    <dc:title>TLP Classification - Meeting</dc:title>
    <meta:document-statistic meta:table-count="0" meta:image-count="0" meta:object-count="0" meta:page-count="6" meta:paragraph-count="24" meta:word-count="317" meta:character-count="2104" meta:non-whitespace-character-count="1803"/>
  </office:meta>
</office:document-meta>
</file>